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A000003C78641B7F830FD7941.png" manifest:media-type="image/png"/>
  <manifest:file-entry manifest:full-path="Pictures/100000010000073B000003CD1D46A0CC140A99B0.png" manifest:media-type="image/png"/>
  <manifest:file-entry manifest:full-path="Pictures/10000001000007580000040BF6458BB635CE9BC1.png" manifest:media-type="image/png"/>
  <manifest:file-entry manifest:full-path="Pictures/10000001000004590000022F2AFD3A7D9C47E07C.png" manifest:media-type="image/png"/>
  <manifest:file-entry manifest:full-path="Pictures/100000010000044D000003F058BE48FDA05737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officeooo:rsid="001e4e35" officeooo:paragraph-rsid="001e4e35" style:font-size-asian="10.5pt" style:font-size-complex="12pt"/>
    </style:style>
    <style:style style:name="P2" style:family="paragraph" style:parent-style-name="Standard">
      <style:text-properties fo:font-size="12pt" style:text-underline-style="none" officeooo:rsid="001f7417" officeooo:paragraph-rsid="001f7417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text-underline-style="solid" style:text-underline-width="auto" style:text-underline-color="font-color" fo:font-weight="bold" officeooo:rsid="001e4e35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5.23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266cm, 0cm, 2.48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7.264cm, 6.211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5.549cm, 0cm, 0.25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3"/><text:span text:style-name="T2">SRSRAN</text:span></text:p>
      <text:p text:style-name="P1"><text:span text:style-name="T1">4G OUTPUT</text:span></text:p>
      <text:p text:style-name="P2"><draw:frame draw:style-name="fr5" draw:name="Image1" text:anchor-type="char" svg:x="0.272cm" svg:y="0cm" svg:width="13.414cm" svg:height="9.693cm" draw:z-index="0"><draw:image xlink:href="Pictures/100000010000044D000003F058BE48FDA057370F.png" xlink:type="simple" xlink:show="embed" xlink:actuate="onLoad" draw:mime-type="image/png"/></draw:frame><text:span text:style-name="T1">jh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4" draw:name="Image2" text:anchor-type="char" svg:x="0.272cm" svg:y="0.441cm" svg:width="13.414cm" svg:height="4.344cm" draw:z-index="1"><draw:image xlink:href="Pictures/10000001000004590000022F2AFD3A7D9C47E07C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1" draw:name="Image5" text:anchor-type="char" svg:x="0.185cm" svg:y="0.139cm" svg:width="17cm" svg:height="9.359cm" draw:z-index="4"><draw:image xlink:href="Pictures/10000001000007580000040BF6458BB635CE9BC1.png" xlink:type="simple" xlink:show="embed" xlink:actuate="onLoad" draw:mime-type="image/png"/></draw:frame><text:span text:style-name="T1"/></text:p>
      <text:p text:style-name="P2"><text:soft-page-break/><text:span text:style-name="T1"/></text:p>
      <text:p text:style-name="P2"><text:span text:style-name="T1"/></text:p>
      <text:p text:style-name="P2"><draw:frame draw:style-name="fr3" draw:name="Image3" text:anchor-type="char" svg:x="-0.377cm" svg:y="0.03cm" svg:width="18.371cm" svg:height="11.165cm" draw:z-index="2"><draw:image xlink:href="Pictures/100000010000073B000003CD1D46A0CC140A99B0.png" xlink:type="simple" xlink:show="embed" xlink:actuate="onLoad" draw:mime-type="image/png"/></draw:frame><text:span text:style-name="T1"/></text:p>
      <text:p text:style-name="P2"><text:span text:style-name="T1"/></text:p>
      <text:p text:style-name="P2"><draw:frame draw:style-name="fr2" draw:name="Image4" text:anchor-type="char" svg:x="-0.046cm" svg:y="0.252cm" svg:width="18.475cm" svg:height="9.571cm" draw:z-index="3"><draw:image xlink:href="Pictures/100000010000073A000003C78641B7F830FD7941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09:59:42.938220297</meta:creation-date>
    <dc:date>2024-03-04T10:37:40.451541626</dc:date>
    <meta:editing-duration>PT14M36S</meta:editing-duration>
    <meta:editing-cycles>1</meta:editing-cycles>
    <meta:document-statistic meta:table-count="0" meta:image-count="5" meta:object-count="0" meta:page-count="2" meta:paragraph-count="3" meta:word-count="4" meta:character-count="60" meta:non-whitespace-character-count="16"/>
    <meta:generator>LibreOffice/7.3.7.2$Linux_X86_64 LibreOffice_project/30$Build-2</meta:generator>
  </office:meta>
</office:document-meta>
</file>